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368ab" officeooo:paragraph-rsid="001368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net 172.18.164.0 netmask 255.255.254.0 {<text:line-break/>  range 172.18.164.1 172.18.164.175;<text:line-break/>  option domain-name-servers 8.8.8.8;<text:line-break/>  option routers 172.18.165.254;<text:line-break/>  default-lease-time 1000;<text:line-break/>  max-lease-time 8000;<text:line-break/>}</text:p>
      <text:p text:style-name="P1"/>
      <text:p text:style-name="P1"/>
      <text:p text:style-name="P2"><text:line-break/>INTERFACESv4="eth1"<text:line-break/>INTERFACESv6=""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his Granier</meta:initial-creator>
    <meta:creation-date>2025-04-19T08:02:01.765000000</meta:creation-date>
    <dc:date>2025-05-22T17:49:58.732000000</dc:date>
    <dc:creator>Mathis Granier</dc:creator>
    <meta:editing-duration>PT56M18S</meta:editing-duration>
    <meta:editing-cycles>3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2" meta:word-count="21" meta:character-count="240" meta:non-whitespace-character-count="209"/>
  </office:meta>
</office:document-meta>
</file>